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99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cenario 1</text:p>
          </table:table-cell>
          <table:table-cell office:value-type="string" calcext:value-type="string">
            <text:p>Scenario 2</text:p>
          </table:table-cell>
          <table:table-cell office:value-type="string" calcext:value-type="string">
            <text:p>Scenario 3</text:p>
          </table:table-cell>
          <table:table-cell office:value-type="string" calcext:value-type="string">
            <text:p>Scenario 4</text:p>
          </table:table-cell>
        </table:table-row>
        <table:table-row table:style-name="ro1">
          <table:table-cell office:value-type="string" calcext:value-type="string">
            <text:p>Need to create new subnet for V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ed to have groups with /32 host for F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 rules on perimeter F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 bandwidth on perimeter F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 sessions on perimeter F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MS to VM traffic need to go through FW + Ed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sibility to create a single segment for all V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 don't touch BMS server, only VMs are impacted with this transformation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affic from BMS to outside have to go only through FW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L3 interconnection with the underl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 many VRF as firewall interfa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8T08:52:07.721591529</meta:creation-date>
    <dc:date>2022-09-28T08:56:04.403763670</dc:date>
    <meta:editing-duration>PT3M56S</meta:editing-duration>
    <meta:editing-cycles>3</meta:editing-cycles>
    <meta:generator>LibreOffice/6.4.7.2$Linux_X86_64 LibreOffice_project/40$Build-2</meta:generator>
    <meta:document-statistic meta:table-count="1" meta:cell-count="21" meta:object-count="0"/>
  </office:meta>
</office:document-meta>
</file>